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="Arrow" draw:marker-start-width="0.305cm" draw:marker-end="Arrow" draw:marker-end-width="0.305cm" draw:stroke-linejoin="bevel" draw:textarea-horizontal-align="center" draw:textarea-vertical-align="middle" fo:padding-top="0.051cm" fo:padding-bottom="0.051cm" fo:padding-left="0.051cm" fo:padding-right="0.051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87cm" fo:min-width="3.8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1.534cm"/>
    </style:style>
    <style:style style:name="gr5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2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3.81cm"/>
    </style:style>
    <style:style style:name="gr8" style:family="graphic" style:parent-style-name="objectwithoutfill">
      <style:graphic-properties svg:stroke-width="0.071cm" draw:marker-start="Arrow" draw:marker-start-width="0.203cm" draw:marker-end="Arrow" draw:marker-end-width="0.203cm" draw:fill="none" draw:textarea-horizontal-align="center" draw:textarea-vertical-align="middle" fo:padding-top="0.035cm" fo:padding-bottom="0.035cm" fo:padding-left="0.035cm" fo:padding-right="0.0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1.0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53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3.0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4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4cm" fo:min-width="3.8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149cm"/>
    </style:style>
    <style:style style:name="gr16" style:family="graphic" style:parent-style-name="standard">
      <style:graphic-properties draw:opacity="10%" draw:textarea-horizontal-align="justify" draw:textarea-vertical-align="middle" draw:auto-grow-height="false" fo:min-height="0cm" fo:min-width="0cm" draw:shadow-opacity="1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6.445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6pt" fo:font-weight="bold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style:paragraph-properties fo:margin-left="0cm" fo:margin-right="0cm" fo:text-indent="0cm"/>
      <style:text-properties fo:font-size="12pt" fo:font-weight="bold" style:font-size-asian="12pt" style:font-size-complex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/>
    </style:style>
    <style:style style:name="P10" style:family="paragraph">
      <style:text-properties fo:font-size="1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6pt"/>
    </style:style>
    <style:style style:name="T5" style:family="text">
      <style:text-properties fo:font-size="12pt" style:font-size-asian="20pt" style:font-size-complex="2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fo:font-weight="bold" style:font-size-asian="12pt" style:font-size-complex="12pt"/>
    </style:style>
    <style:style style:name="T8" style:family="text">
      <style:text-properties fo:font-size="1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draw:line draw:style-name="gr1" draw:text-style-name="P1" draw:layer="layout" svg:x1="23.671cm" svg:y1="2.286cm" svg:x2="23.671cm" svg:y2="5.964cm">
          <text:p/>
        </draw:line>
        <draw:custom-shape draw:style-name="gr2" draw:text-style-name="P1" draw:layer="layout" svg:width="3.937cm" svg:height="1.524cm" svg:x="21.639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859cm" svg:height="1.387cm" svg:x="21.696cm" svg:y="0.762cm">
          <draw:text-box>
            <text:p><text:span text:style-name="T1">To Emulab</text:span></text:p>
            <text:p text:style-name="P1"><text:span text:style-name="T2">(procurve1)</text:span></text:p>
          </draw:text-box>
        </draw:frame>
        <draw:frame draw:style-name="gr4" draw:text-style-name="P4" draw:layer="layout" svg:width="1.534cm" svg:height="0.889cm" svg:x="24.042cm" svg:y="3.683cm">
          <draw:text-box draw:corner-radius="2.666cm">
            <text:p text:style-name="P3"><text:span text:style-name="T3">10Gb</text:span></text:p>
          </draw:text-box>
        </draw:frame>
        <draw:rect draw:style-name="gr5" draw:text-style-name="P1" draw:layer="layout" svg:width="3.452cm" svg:height="1.764cm" svg:x="21.893cm" svg:y="5.978cm">
          <text:p/>
        </draw:rect>
        <draw:frame draw:style-name="gr6" draw:text-style-name="P5" draw:layer="layout" svg:width="3.302cm" svg:height="1.313cm" svg:x="22.17cm" svg:y="6.302cm">
          <draw:text-box>
            <text:p text:style-name="P3"><text:span text:style-name="T4">ProcurveA</text:span></text:p>
            <text:p text:style-name="P3"><text:span text:style-name="T4">(hp5406zl)</text:span></text:p>
          </draw:text-box>
        </draw:frame>
        <draw:custom-shape draw:style-name="gr2" draw:text-style-name="P1" draw:layer="layout" svg:width="3.81cm" svg:height="1.778cm" svg:x="21.76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6" draw:layer="layout" svg:width="3.81cm" svg:height="1.318cm" svg:x="21.766cm" svg:y="10.593cm">
          <draw:text-box>
            <text:p text:style-name="P1"><text:span text:style-name="T1"><text:s text:c="2"/></text:span><text:span text:style-name="T1">Utah IG</text:span></text:p>
            <text:p text:style-name="P1"><text:span text:style-name="T5"><text:s text:c="3"/></text:span><text:span text:style-name="T5">(procurve2)</text:span></text:p>
          </draw:text-box>
        </draw:frame>
        <draw:line draw:style-name="gr8" draw:text-style-name="P1" draw:layer="layout" svg:x1="23.544cm" svg:y1="7.742cm" svg:x2="23.544cm" svg:y2="10.414cm">
          <text:p/>
        </draw:line>
        <draw:frame draw:style-name="gr9" draw:layer="layout" svg:width="1.316cm" svg:height="0.623cm" svg:x="23.752cm" svg:y="8.135cm">
          <draw:text-box>
            <text:p><text:span text:style-name="T6">1Gb</text:span></text:p>
          </draw:text-box>
        </draw:frame>
        <draw:rect draw:style-name="gr5" draw:text-style-name="P1" draw:layer="layout" svg:width="3.452cm" svg:height="1.764cm" svg:x="16.178cm" svg:y="5.964cm">
          <text:p/>
        </draw:rect>
        <draw:frame draw:style-name="gr6" draw:text-style-name="P5" draw:layer="layout" svg:width="3.302cm" svg:height="1.313cm" svg:x="16.455cm" svg:y="6.288cm">
          <draw:text-box>
            <text:p text:style-name="P3"><text:span text:style-name="T4"><text:s text:c="4"/></text:span><text:span text:style-name="T4">UEN</text:span></text:p>
            <text:p text:style-name="P3"><text:span text:style-name="T4">(hp5406zl)</text:span></text:p>
          </draw:text-box>
        </draw:frame>
        <draw:line draw:style-name="gr1" draw:text-style-name="P1" draw:layer="layout" svg:x1="19.607cm" svg:y1="6.853cm" svg:x2="21.893cm" svg:y2="6.853cm">
          <text:p/>
        </draw:line>
        <draw:frame draw:style-name="gr10" draw:text-style-name="P4" draw:layer="layout" svg:width="1.534cm" svg:height="0.661cm" svg:x="19.978cm" svg:y="5.964cm">
          <draw:text-box draw:corner-radius="2.666cm">
            <text:p text:style-name="P3"><text:span text:style-name="T3">10Gb</text:span></text:p>
          </draw:text-box>
        </draw:frame>
        <draw:custom-shape draw:style-name="gr2" draw:text-style-name="P1" draw:layer="layout" svg:width="3.81cm" svg:height="1.651cm" svg:x="9.955cm" svg:y="11.0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3.048cm" svg:height="1.394cm" svg:x="10.209cm" svg:y="11.179cm">
          <draw:text-box>
            <text:p text:style-name="P1"><text:span text:style-name="T1"><text:s/></text:span><text:span text:style-name="T1">DDC IG</text:span></text:p>
            <text:p text:style-name="P1"><text:span text:style-name="T5">(procurve2)</text:span></text:p>
          </draw:text-box>
        </draw:frame>
        <draw:line draw:style-name="gr1" draw:text-style-name="P1" draw:layer="layout" svg:x1="11.987cm" svg:y1="11.049cm" svg:x2="11.987cm" svg:y2="7.747cm">
          <text:p/>
        </draw:line>
        <draw:frame draw:style-name="gr12" draw:text-style-name="P7" draw:layer="layout" svg:width="1.407cm" svg:height="0.508cm" svg:x="10.326cm" svg:y="9.144cm">
          <draw:text-box draw:corner-radius="0.518cm">
            <text:p text:style-name="P3"><text:span text:style-name="T7">10Gb</text:span></text:p>
          </draw:text-box>
        </draw:frame>
        <draw:line draw:style-name="gr1" draw:text-style-name="P1" draw:layer="layout" svg:x1="13.638cm" svg:y1="6.858cm" svg:x2="16.178cm" svg:y2="6.867cm">
          <text:p/>
        </draw:line>
        <draw:frame draw:style-name="gr10" draw:text-style-name="P4" draw:layer="layout" svg:width="1.534cm" svg:height="0.661cm" svg:x="14.263cm" svg:y="5.978cm">
          <draw:text-box draw:corner-radius="2.666cm">
            <text:p text:style-name="P3"><text:span text:style-name="T3">10Gb</text:span></text:p>
          </draw:text-box>
        </draw:frame>
        <draw:rect draw:style-name="gr5" draw:text-style-name="P1" draw:layer="layout" svg:width="3.452cm" svg:height="1.764cm" svg:x="10.082cm" svg:y="5.969cm">
          <text:p/>
        </draw:rect>
        <draw:frame draw:style-name="gr6" draw:text-style-name="P9" draw:layer="layout" svg:width="3.048cm" svg:height="1.313cm" svg:x="10.336cm" svg:y="6.223cm">
          <draw:text-box>
            <text:p text:style-name="P8"><text:span text:style-name="T4">SCIDMZ</text:span></text:p>
            <text:p text:style-name="P3"><text:span text:style-name="T4">(hp12910)</text:span></text:p>
          </draw:text-box>
        </draw:frame>
        <draw:custom-shape draw:style-name="gr2" draw:text-style-name="P1" draw:layer="layout" svg:width="3.81cm" svg:height="1.651cm" svg:x="9.955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" draw:layer="layout" svg:width="3.888cm" svg:height="1.394cm" svg:x="9.662cm" svg:y="1.237cm">
          <draw:text-box>
            <text:p text:style-name="P1"><text:span text:style-name="T1"><text:s text:c="2"/></text:span><text:span text:style-name="T1">CloudLab</text:span></text:p>
            <text:p text:style-name="P1"><text:span text:style-name="T5"><text:s text:c="2"/></text:span><text:span text:style-name="T5">(bighp1)</text:span></text:p>
          </draw:text-box>
        </draw:frame>
        <draw:line draw:style-name="gr1" draw:text-style-name="P1" draw:layer="layout" svg:x1="11.987cm" svg:y1="5.969cm" svg:x2="11.987cm" svg:y2="2.667cm">
          <text:p/>
        </draw:line>
        <draw:frame draw:style-name="gr12" draw:text-style-name="P7" draw:layer="layout" svg:width="1.407cm" svg:height="0.508cm" svg:x="10.453cm" svg:y="3.81cm">
          <draw:text-box draw:corner-radius="1.153cm">
            <text:p text:style-name="P3"><text:span text:style-name="T7">40Gb</text:span></text:p>
          </draw:text-box>
        </draw:frame>
        <draw:line draw:style-name="gr1" draw:text-style-name="P1" draw:layer="layout" svg:x1="10.082cm" svg:y1="6.096cm" svg:x2="6.145cm" svg:y2="1.905cm">
          <text:p/>
        </draw:line>
        <draw:frame draw:style-name="gr14" draw:text-style-name="P7" draw:layer="layout" svg:width="1.543cm" svg:height="0.508cm" svg:x="5.745cm" svg:y="3.175cm">
          <draw:text-box draw:corner-radius="1.153cm">
            <text:p text:style-name="P3"><text:span text:style-name="T7">100Gb</text:span></text:p>
          </draw:text-box>
        </draw:frame>
        <draw:custom-shape draw:style-name="gr2" draw:text-style-name="P1" draw:layer="layout" svg:width="1.778cm" svg:height="0.782cm" svg:x="5.129cm" svg:y="1.1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149cm" svg:height="1.318cm" svg:x="5.51cm" svg:y="0.488cm">
          <draw:text-box>
            <text:p text:style-name="P1"><text:span text:style-name="T1"/></text:p>
            <text:p text:style-name="P1"><text:span text:style-name="T5">AL2S</text:span></text:p>
          </draw:text-box>
        </draw:frame>
        <draw:custom-shape draw:style-name="gr2" draw:text-style-name="P1" draw:layer="layout" svg:width="3.81cm" svg:height="1.651cm" svg:x="2.413cm" svg:y="6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3.048cm" svg:height="1.394cm" svg:x="2.843cm" svg:y="6.226cm">
          <draw:text-box>
            <text:p text:style-name="P1"><text:span text:style-name="T1"><text:s text:c="2"/></text:span><text:span text:style-name="T1">APT</text:span></text:p>
            <text:p text:style-name="P1"><text:span text:style-name="T5"><text:s text:c="2"/></text:span><text:span text:style-name="T5">(force10-2)</text:span></text:p>
          </draw:text-box>
        </draw:frame>
        <draw:line draw:style-name="gr1" draw:text-style-name="P1" draw:layer="layout" svg:x1="10.082cm" svg:y1="6.858cm" svg:x2="6.145cm" svg:y2="6.858cm">
          <text:p/>
        </draw:line>
        <draw:frame draw:style-name="gr12" draw:text-style-name="P7" draw:layer="layout" svg:width="1.407cm" svg:height="0.508cm" svg:x="7.405cm" svg:y="6.096cm">
          <draw:text-box draw:corner-radius="1.153cm">
            <text:p text:style-name="P3"><text:span text:style-name="T7">40Gb</text:span></text:p>
          </draw:text-box>
        </draw:frame>
        <draw:custom-shape draw:style-name="gr16" draw:text-style-name="P1" draw:layer="layout" svg:width="16.002cm" svg:height="3.302cm" svg:x="9.701cm" svg:y="5.461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6.445cm" svg:height="0.577cm" svg:x="14.885cm" svg:y="8.19cm">
          <draw:text-box>
            <text:p><text:span text:style-name="T8">Utah Stitching Aggreg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7.9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Unix OpenOffice.org_project/410m18$Build-9764</meta:generator>
    <meta:creation-date>2005-10-05T16:19:26</meta:creation-date>
    <dc:date>2016-01-15T09:16:31</dc:date>
    <dc:language>en-US</dc:language>
    <meta:editing-cycles>58</meta:editing-cycles>
    <meta:editing-duration>P4DT13H43M51S</meta:editing-duration>
    <dc:creator>Leigh Stoller</dc:cre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